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493cm" style:rel-column-width="12045*"/>
    </style:style>
    <style:style style:name="Table1.B" style:family="table-column">
      <style:table-column-properties style:column-width="15.508cm" style:rel-column-width="5349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2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3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5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42.png" xlink:type="simple" xlink:show="embed" xlink:actuate="onLoad"/></draw:frame></text:p>
          </table:table-cell>
          <table:table-cell table:style-name="Table1.B1" office:value-type="string">
            <text:h text:style-name="P7" text:outline-level="1">Размыкающий контакт рел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3">C</text:span><text:span text:style-name="T6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24cm" draw:z-index="1"><draw:image xlink:href="../images/304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Реализует операцию <text:span text:style-name="T1">логического И-НЕ</text:span> для <text:span text:style-name="T1">входа блока</text:span> и значения, поданного на соответствующую <text:span text:style-name="T1">управляющую обмотку реле:</text:span></text:p>
            <text:p text:style-name="P5"><draw:frame draw:style-name="fr3" draw:name="Объект1" text:anchor-type="as-char" svg:width="6.225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4"><text:span text:style-name="T7">где </text:span><text:span text:style-name="T5">y(t)</text:span><text:span text:style-name="T4"> </text:span><text:span text:style-name="T7">– выходной сигнал блока, </text:span><text:span text:style-name="T5">xᵣ(t) </text:span><text:span text:style-name="T7">– значение (состояние) реле, <text:s/></text:span><text:span text:style-name="T8">¬</text:span><text:span text:style-name="T5">xᵣ(t) </text:span><text:span text:style-name="T7">– логическое отрицание состояния реле, </text:span><text:span text:style-name="T5">x(t)</text:span><text:span text:style-name="T4"> </text:span><text:span text:style-name="T7">– входной сигнал блока.</text:span></text:p>
            <text:p text:style-name="P4"><text:span text:style-name="T9">Другими словами, если на вход в блок подана логическая единица, на выходе будет сформировано инверсное </text:span><text:span text:style-name="T2">управляющей обмотке реле</text:span><text:span text:style-name="T9"> значение, т. е. реле разомкнется. Если на вход в блок подан логический ноль, на выходе всегда будет сформирован логический ноль, независимо от состояния реле.</text:span></text:p>
            <text:p text:style-name="P4"><text:span text:style-name="T10">Для того чтобы посмотреть структуру алгоритма – нажмите правой кнопкой на блок и выберите пункт «Действия» </text:span><text:span text:style-name="T11">→</text:span><text:span text:style-name="T10"> «Войти в субмодель». Передача сигнала</text:span><text:span text:style-name="T15"> </text:span><text:span text:style-name="T10">с управляющей обмотки реле реализуется при помощи блока </text:span><text:span text:style-name="T12">Из памяти</text:span><text:span text:style-name="T13">.</text:span></text:p>
            <text:p text:style-name="P4"><text:span text:style-name="T14">Свойства</text:span>:</text:p>
            <text:list xml:id="list6082844921772624007" text:style-name="L1">
              <text:list-item>
                <text:p text:style-name="P6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</dc:title>
    <dc:date>2014-12-23T22:48:38.02</dc:date>
    <meta:generator>OpenOffice/4.1.1$Win32 OpenOffice.org_project/411m6$Build-9775</meta:generator>
    <meta:editing-duration>PT2H34M39S</meta:editing-duration>
    <meta:editing-cycles>126</meta:editing-cycles>
    <meta:document-statistic meta:table-count="1" meta:image-count="2" meta:object-count="1" meta:page-count="1" meta:paragraph-count="13" meta:word-count="134" meta:character-count="90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¬</mo>
                      <msub>
                        <mi>x</mi>
                        <mi>r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neg x_r(t), ~ если x(t)=1; #
alignl 0, ~ если x(t)=0;  }
right none
</annotation>
  </semantics>
</math>
</file>